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ＭＳ 明朝" svg:font-family="'ＭＳ 明朝'" style:font-family-generic="roman" style:font-pitch="fixed"/>
    <style:font-face style:name="IPA P明朝" svg:font-family="'IPA P明朝'" style:font-family-generic="roman" style:font-pitch="variable"/>
    <style:font-face style:name="IPA明朝1" svg:font-family="IPA明朝" style:font-family-generic="roman" style:font-pitch="variable"/>
    <style:font-face style:name="IPA明朝" svg:font-family="IPA明朝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ＭＳ Ｐ明朝1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992cm" fo:margin-left="0.009cm" fo:margin-right="0.002cm" table:align="margins"/>
    </style:style>
    <style:style style:name="表1.A" style:family="table-column">
      <style:table-column-properties style:column-width="0.501cm" style:rel-column-width="1824*"/>
    </style:style>
    <style:style style:name="表1.B" style:family="table-column">
      <style:table-column-properties style:column-width="0.397cm" style:rel-column-width="1445*"/>
    </style:style>
    <style:style style:name="表1.C" style:family="table-column">
      <style:table-column-properties style:column-width="0.212cm" style:rel-column-width="770*"/>
    </style:style>
    <style:style style:name="表1.D" style:family="table-column">
      <style:table-column-properties style:column-width="1.508cm" style:rel-column-width="5493*"/>
    </style:style>
    <style:style style:name="表1.E" style:family="table-column">
      <style:table-column-properties style:column-width="0.291cm" style:rel-column-width="1060*"/>
    </style:style>
    <style:style style:name="表1.F" style:family="table-column">
      <style:table-column-properties style:column-width="1.296cm" style:rel-column-width="4722*"/>
    </style:style>
    <style:style style:name="表1.G" style:family="table-column">
      <style:table-column-properties style:column-width="0.503cm" style:rel-column-width="1831*"/>
    </style:style>
    <style:style style:name="表1.J" style:family="table-column">
      <style:table-column-properties style:column-width="0.542cm" style:rel-column-width="1972*"/>
    </style:style>
    <style:style style:name="表1.K" style:family="table-column">
      <style:table-column-properties style:column-width="0.199cm" style:rel-column-width="726*"/>
    </style:style>
    <style:style style:name="表1.L" style:family="table-column">
      <style:table-column-properties style:column-width="1.349cm" style:rel-column-width="4915*"/>
    </style:style>
    <style:style style:name="表1.M" style:family="table-column">
      <style:table-column-properties style:column-width="2.328cm" style:rel-column-width="8480*"/>
    </style:style>
    <style:style style:name="表1.N" style:family="table-column">
      <style:table-column-properties style:column-width="0.529cm" style:rel-column-width="1927*"/>
    </style:style>
    <style:style style:name="表1.Q" style:family="table-column">
      <style:table-column-properties style:column-width="1.083cm" style:rel-column-width="3944*"/>
    </style:style>
    <style:style style:name="表1.R" style:family="table-column">
      <style:table-column-properties style:column-width="0.691cm" style:rel-column-width="2518*"/>
    </style:style>
    <style:style style:name="表1.S" style:family="table-column">
      <style:table-column-properties style:column-width="4.526cm" style:rel-column-width="16488*"/>
    </style:style>
    <style:style style:name="表1.1" style:family="table-row">
      <style:table-row-properties style:row-height="1cm"/>
    </style:style>
    <style:style style:name="表1.A1" style:family="table-cell">
      <style:table-cell-properties fo:padding="0cm" fo:border="none"/>
    </style:style>
    <style:style style:name="表1.2" style:family="table-row">
      <style:table-row-properties style:row-height="0.138cm"/>
    </style:style>
    <style:style style:name="表1.3" style:family="table-row">
      <style:table-row-properties style:row-height="0.4cm"/>
    </style:style>
    <style:style style:name="表1.A3" style:family="table-cell">
      <style:table-cell-properties style:vertical-align="middle" fo:padding="0cm" fo:border="none"/>
    </style:style>
    <style:style style:name="表1.4" style:family="table-row">
      <style:table-row-properties style:row-height="0.6cm"/>
    </style:style>
    <style:style style:name="表1.A5" style:family="table-cell">
      <style:table-cell-properties style:vertical-align="bottom" fo:padding="0cm" fo:border="none"/>
    </style:style>
    <style:style style:name="表1.A6" style:family="table-cell">
      <style:table-cell-properties style:vertical-align="bottom" fo:padding="0.097cm" fo:border-left="none" fo:border-right="none" fo:border-top="none" fo:border-bottom="0.002cm solid #000000"/>
    </style:style>
    <style:style style:name="表1.A7" style:family="table-cell">
      <style:table-cell-properties style:vertical-align="middle" fo:padding="0.097cm" fo:border-left="none" fo:border-right="none" fo:border-top="none" fo:border-bottom="0.002cm solid #000000"/>
    </style:style>
    <style:style style:name="表1.11" style:family="table-row">
      <style:table-row-properties style:row-height="0.6cm" style:keep-together="false" fo:keep-together="always"/>
    </style:style>
    <style:style style:name="表1.13" style:family="table-row">
      <style:table-row-properties style:row-height="0.15cm"/>
    </style:style>
    <style:style style:name="表1.A13" style:family="table-cell">
      <style:table-cell-properties fo:padding="0.097cm" fo:border-left="none" fo:border-right="none" fo:border-top="none" fo:border-bottom="0.002cm solid #000000"/>
    </style:style>
    <style:style style:name="表1.14" style:family="table-row">
      <style:table-row-properties style:row-height="1.199cm"/>
    </style:style>
    <style:style style:name="表1.A14" style:family="table-cell">
      <style:table-cell-properties style:vertical-align="middle" fo:padding="0.097cm" fo:border="0.002cm solid #000000"/>
    </style:style>
    <style:style style:name="表1.E14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表1.17" style:family="table-row">
      <style:table-row-properties style:row-height="1.319cm"/>
    </style:style>
    <style:style style:name="表1.A17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表1.E1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1.18" style:family="table-row">
      <style:table-row-properties style:row-height="0.57cm"/>
    </style:style>
    <style:style style:name="表1.19" style:family="table-row">
      <style:table-row-properties style:row-height="2.958cm"/>
    </style:style>
    <style:style style:name="表1.A19" style:family="table-cell">
      <style:table-cell-properties style:vertical-align="" fo:padding="0.097cm" fo:border-left="0.002cm solid #000000" fo:border-right="0.002cm solid #000000" fo:border-top="0.002cm solid #000000" fo:border-bottom="none"/>
    </style:style>
    <style:style style:name="表1.20" style:family="table-row">
      <style:table-row-properties style:row-height="2.381cm"/>
    </style:style>
    <style:style style:name="表1.A20" style:family="table-cell">
      <style:table-cell-properties style:vertical-align="" fo:padding="0.097cm" fo:border-left="0.002cm solid #000000" fo:border-right="0.002cm solid #000000" fo:border-top="none" fo:border-bottom="none"/>
    </style:style>
    <style:style style:name="表1.21" style:family="table-row">
      <style:table-row-properties style:row-height="2.783cm"/>
    </style:style>
    <style:style style:name="表1.22" style:family="table-row">
      <style:table-row-properties style:row-height="5.313cm"/>
    </style:style>
    <style:style style:name="表1.E22" style:family="table-cell">
      <style:table-cell-properties fo:padding="0.097cm" fo:border="0.002cm solid #000000"/>
    </style:style>
    <style:style style:name="表1.23" style:family="table-row">
      <style:table-row-properties style:row-height="0.101cm"/>
    </style:style>
    <style:style style:name="表1.24" style:family="table-row">
      <style:table-row-properties style:row-height="0.499cm"/>
    </style:style>
    <style:style style:name="表1.25" style:family="table-row">
      <style:table-row-properties style:row-height="0.45cm"/>
    </style:style>
    <style:style style:name="表1.26" style:family="table-row">
      <style:table-row-properties style:row-height="0.512cm"/>
    </style:style>
    <style:style style:name="表2" style:family="table">
      <style:table-properties style:width="18.045cm" fo:margin-left="0cm" fo:margin-right="-0.042cm" table:align="margins"/>
    </style:style>
    <style:style style:name="表2.A" style:family="table-column">
      <style:table-column-properties style:column-width="0.494cm" style:rel-column-width="1793*"/>
    </style:style>
    <style:style style:name="表2.B" style:family="table-column">
      <style:table-column-properties style:column-width="0.402cm" style:rel-column-width="1460*"/>
    </style:style>
    <style:style style:name="表2.C" style:family="table-column">
      <style:table-column-properties style:column-width="0.199cm" style:rel-column-width="723*"/>
    </style:style>
    <style:style style:name="表2.D" style:family="table-column">
      <style:table-column-properties style:column-width="1.304cm" style:rel-column-width="4734*"/>
    </style:style>
    <style:style style:name="表2.E" style:family="table-column">
      <style:table-column-properties style:column-width="0.501cm" style:rel-column-width="1819*"/>
    </style:style>
    <style:style style:name="表2.H" style:family="table-column">
      <style:table-column-properties style:column-width="0.503cm" style:rel-column-width="1825*"/>
    </style:style>
    <style:style style:name="表2.I" style:family="table-column">
      <style:table-column-properties style:column-width="0.499cm" style:rel-column-width="1812*"/>
    </style:style>
    <style:style style:name="表2.J" style:family="table-column">
      <style:table-column-properties style:column-width="0.552cm" style:rel-column-width="2005*"/>
    </style:style>
    <style:style style:name="表2.K" style:family="table-column">
      <style:table-column-properties style:column-width="0.198cm" style:rel-column-width="717*"/>
    </style:style>
    <style:style style:name="表2.L" style:family="table-column">
      <style:table-column-properties style:column-width="1.356cm" style:rel-column-width="4926*"/>
    </style:style>
    <style:style style:name="表2.M" style:family="table-column">
      <style:table-column-properties style:column-width="2.307cm" style:rel-column-width="8379*"/>
    </style:style>
    <style:style style:name="表2.N" style:family="table-column">
      <style:table-column-properties style:column-width="0.527cm" style:rel-column-width="1915*"/>
    </style:style>
    <style:style style:name="表2.O" style:family="table-column">
      <style:table-column-properties style:column-width="0.526cm" style:rel-column-width="1909*"/>
    </style:style>
    <style:style style:name="表2.Q" style:family="table-column">
      <style:table-column-properties style:column-width="1.051cm" style:rel-column-width="3818*"/>
    </style:style>
    <style:style style:name="表2.R" style:family="table-column">
      <style:table-column-properties style:column-width="0.794cm" style:rel-column-width="2882*"/>
    </style:style>
    <style:style style:name="表2.S" style:family="table-column">
      <style:table-column-properties style:column-width="4.503cm" style:rel-column-width="16356*"/>
    </style:style>
    <style:style style:name="表2.1" style:family="table-row">
      <style:table-row-properties style:row-height="1cm"/>
    </style:style>
    <style:style style:name="表2.A1" style:family="table-cell">
      <style:table-cell-properties fo:padding="0cm" fo:border="none"/>
    </style:style>
    <style:style style:name="表2.2" style:family="table-row">
      <style:table-row-properties style:row-height="0.199cm"/>
    </style:style>
    <style:style style:name="表2.3" style:family="table-row">
      <style:table-row-properties style:row-height="0.4cm"/>
    </style:style>
    <style:style style:name="表2.A3" style:family="table-cell">
      <style:table-cell-properties style:vertical-align="middle" fo:padding="0cm" fo:border="none"/>
    </style:style>
    <style:style style:name="表2.4" style:family="table-row">
      <style:table-row-properties style:row-height="0.6cm"/>
    </style:style>
    <style:style style:name="表2.A5" style:family="table-cell">
      <style:table-cell-properties style:vertical-align="bottom" fo:padding="0cm" fo:border="none"/>
    </style:style>
    <style:style style:name="表2.A6" style:family="table-cell">
      <style:table-cell-properties style:vertical-align="bottom" fo:padding="0.097cm" fo:border-left="none" fo:border-right="none" fo:border-top="none" fo:border-bottom="0.002cm solid #000000"/>
    </style:style>
    <style:style style:name="表2.11" style:family="table-row">
      <style:table-row-properties style:row-height="0.6cm" style:keep-together="false" fo:keep-together="always"/>
    </style:style>
    <style:style style:name="表2.13" style:family="table-row">
      <style:table-row-properties style:row-height="0.15cm"/>
    </style:style>
    <style:style style:name="表2.A13" style:family="table-cell">
      <style:table-cell-properties fo:padding="0.097cm" fo:border-left="none" fo:border-right="none" fo:border-top="none" fo:border-bottom="0.002cm solid #000000"/>
    </style:style>
    <style:style style:name="表2.14" style:family="table-row">
      <style:table-row-properties style:row-height="1.199cm"/>
    </style:style>
    <style:style style:name="表2.A14" style:family="table-cell">
      <style:table-cell-properties style:vertical-align="middle" fo:padding="0.097cm" fo:border="0.002cm solid #000000"/>
    </style:style>
    <style:style style:name="表2.E14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表2.16" style:family="table-row">
      <style:table-row-properties style:row-height="1.143cm"/>
    </style:style>
    <style:style style:name="表2.A16" style:family="table-cell">
      <style:table-cell-properties fo:padding="0.097cm" fo:border-left="0.002cm solid #000000" fo:border-right="0.002cm solid #000000" fo:border-top="0.002cm solid #000000" fo:border-bottom="none"/>
    </style:style>
    <style:style style:name="表2.17" style:family="table-row">
      <style:table-row-properties style:row-height="1.323cm"/>
    </style:style>
    <style:style style:name="表2.E1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2.18" style:family="table-row">
      <style:table-row-properties style:row-height="0.688cm"/>
    </style:style>
    <style:style style:name="表2.19" style:family="table-row">
      <style:table-row-properties style:row-height="2.646cm"/>
    </style:style>
    <style:style style:name="表2.A19" style:family="table-cell">
      <style:table-cell-properties style:vertical-align="" fo:padding="0.097cm" fo:border-left="0.002cm solid #000000" fo:border-right="0.002cm solid #000000" fo:border-top="0.002cm solid #000000" fo:border-bottom="none"/>
    </style:style>
    <style:style style:name="表2.20" style:family="table-row">
      <style:table-row-properties style:row-height="2.302cm"/>
    </style:style>
    <style:style style:name="表2.A20" style:family="table-cell">
      <style:table-cell-properties style:vertical-align="" fo:padding="0.097cm" fo:border-left="0.002cm solid #000000" fo:border-right="0.002cm solid #000000" fo:border-top="none" fo:border-bottom="none"/>
    </style:style>
    <style:style style:name="表2.21" style:family="table-row">
      <style:table-row-properties style:row-height="2.858cm"/>
    </style:style>
    <style:style style:name="表2.22" style:family="table-row">
      <style:table-row-properties style:row-height="5.318cm"/>
    </style:style>
    <style:style style:name="表2.E22" style:family="table-cell">
      <style:table-cell-properties fo:padding="0.097cm" fo:border="0.002cm solid #000000"/>
    </style:style>
    <style:style style:name="表2.23" style:family="table-row">
      <style:table-row-properties style:row-height="0.132cm"/>
    </style:style>
    <style:style style:name="表2.24" style:family="table-row">
      <style:table-row-properties style:row-height="0.37cm"/>
    </style:style>
    <style:style style:name="表2.26" style:family="table-row">
      <style:table-row-properties style:row-height="0.476cm"/>
    </style:style>
    <style:style style:name="P1" style:family="paragraph" style:parent-style-name="Standard">
      <style:paragraph-properties fo:text-align="center" style:justify-single-word="false" style:text-autospace="none" style:snap-to-layout-grid="false"/>
      <style:text-properties style:font-name="IPA P明朝" fo:font-size="9pt" fo:letter-spacing="-0.002cm" style:font-name-asian="IPA P明朝" style:font-size-asian="9pt" style:font-size-complex="9pt"/>
    </style:style>
    <style:style style:name="P2" style:family="paragraph" style:parent-style-name="Standard">
      <style:paragraph-properties style:text-autospace="none" style:snap-to-layout-grid="false">
        <style:tab-stops>
          <style:tab-stop style:position="15.61cm"/>
        </style:tab-stops>
      </style:paragraph-properties>
      <style:text-properties style:font-name="IPA P明朝" fo:font-size="9pt" fo:letter-spacing="-0.002cm" style:font-name-asian="IPA P明朝" style:font-size-asian="7.84999990463257pt" style:font-size-complex="9pt"/>
    </style:style>
    <style:style style:name="P3" style:family="paragraph" style:parent-style-name="Standard">
      <style:paragraph-properties style:text-autospace="none" style:snap-to-layout-grid="false"/>
      <style:text-properties style:font-name="IPA P明朝" fo:font-size="9pt" fo:letter-spacing="-0.002cm" style:font-name-asian="IPA P明朝" style:font-size-asian="7.84999990463257pt" style:font-size-complex="9pt"/>
    </style:style>
    <style:style style:name="P4" style:family="paragraph" style:parent-style-name="Standard">
      <style:paragraph-properties style:text-autospace="none" style:snap-to-layout-grid="false"/>
      <style:text-properties style:font-name="IPA P明朝" fo:font-size="10pt" fo:letter-spacing="-0.002cm" style:font-name-asian="IPA P明朝" style:font-size-asian="10pt" style:font-size-complex="10pt"/>
    </style:style>
    <style:style style:name="P5" style:family="paragraph" style:parent-style-name="Standard">
      <style:paragraph-properties style:text-autospace="none" style:snap-to-layout-grid="false"/>
      <style:text-properties style:font-name="IPA P明朝" fo:font-size="7pt" fo:letter-spacing="-0.002cm" style:font-name-asian="IPA P明朝" style:font-size-asian="7pt" style:font-size-complex="7pt"/>
    </style:style>
    <style:style style:name="P6" style:family="paragraph" style:parent-style-name="Standard">
      <style:paragraph-properties style:text-autospace="none" style:snap-to-layout-grid="false"/>
      <style:text-properties style:font-name="IPA P明朝" fo:font-size="8pt" fo:letter-spacing="-0.002cm" style:font-name-asian="IPA P明朝" style:font-size-asian="8pt" style:font-size-complex="9pt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style:font-name="IPA P明朝" fo:font-size="18pt" fo:font-weight="bold" style:font-name-asian="IPA P明朝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IPA P明朝" fo:font-size="8pt" fo:font-style="normal" fo:text-shadow="none" style:text-underline-style="none" fo:font-weight="normal" style:font-name-asian="IPA P明朝" style:font-size-asian="8pt" style:font-style-asian="normal" style:font-weight-asian="normal" style:font-name-complex="ＭＳ 明朝" style:font-size-complex="8pt" style:font-style-complex="normal" style:font-weight-complex="normal" style:text-emphasize="none"/>
    </style:style>
    <style:style style:name="P9" style:family="paragraph" style:parent-style-name="Table_20_Contents">
      <style:text-properties style:font-name="IPA P明朝" fo:font-size="9pt" style:font-name-asian="IPA P明朝" style:font-size-asian="9pt"/>
    </style:style>
    <style:style style:name="P10" style:family="paragraph" style:parent-style-name="Table_20_Contents">
      <style:text-properties style:font-name="IPA P明朝" fo:font-size="9pt" style:font-name-asian="IPA P明朝" style:font-size-asian="9pt" style:language-asian="ja" style:country-asian="JP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IPA P明朝" fo:font-size="9pt" style:font-name-asian="IPA P明朝" style:font-size-asian="9pt" style:language-asian="ja" style:country-asian="JP" style:font-size-complex="9pt"/>
    </style:style>
    <style:style style:name="P12" style:family="paragraph" style:parent-style-name="Table_20_Contents">
      <style:text-properties style:font-name="IPA P明朝" fo:font-size="9pt" style:font-name-asian="IPA P明朝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IPA P明朝" fo:font-size="9pt" style:font-name-asian="IPA P明朝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IPA P明朝" fo:font-size="9pt" style:font-name-asian="IPA P明朝" style:font-size-asian="9pt" style:font-size-complex="9pt"/>
    </style:style>
    <style:style style:name="P15" style:family="paragraph" style:parent-style-name="Table_20_Contents">
      <style:text-properties style:font-name="IPA P明朝" fo:font-size="9pt" style:font-name-asian="IPA P明朝" style:font-size-asian="9pt" style:font-size-complex="10pt"/>
    </style:style>
    <style:style style:name="P16" style:family="paragraph" style:parent-style-name="Table_20_Contents">
      <style:text-properties style:font-name="IPA P明朝" style:font-name-asian="IPA P明朝"/>
    </style:style>
    <style:style style:name="P17" style:family="paragraph" style:parent-style-name="Table_20_Contents">
      <style:text-properties style:font-name="IPA P明朝" fo:font-size="10.5pt" style:font-name-asian="IPA P明朝" style:font-size-asian="10.5pt" style:font-size-complex="10.5pt"/>
    </style:style>
    <style:style style:name="P18" style:family="paragraph" style:parent-style-name="Table_20_Contents">
      <style:text-properties style:font-name="IPA P明朝" fo:font-size="10.5pt" style:font-name-asian="IPA P明朝" style:font-size-asian="10.5pt" style:language-asian="ja" style:country-asian="JP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style:font-name="IPA P明朝" fo:font-size="10.5pt" style:font-name-asian="IPA P明朝" style:font-size-asian="10.5pt" style:language-asian="ja" style:country-asian="JP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style:font-name="IPA P明朝" fo:font-size="10.5pt" style:font-name-asian="IPA P明朝" style:font-size-asian="10.5pt" style:language-asian="ja" style:country-asian="JP" style:font-size-complex="10.5pt" style:text-combine="lines" style:text-combine-start-char="" style:text-combine-end-char=""/>
    </style:style>
    <style:style style:name="P21" style:family="paragraph" style:parent-style-name="Table_20_Contents">
      <style:paragraph-properties fo:text-align="center" style:justify-single-word="false"/>
      <style:text-properties style:font-name="IPA P明朝" fo:font-size="10.5pt" style:font-name-asian="IPA P明朝" style:font-size-asian="10.5pt" style:language-asian="ja" style:country-asian="JP" style:font-size-complex="10.5pt" style:text-combine="none" style:text-combine-start-char="" style:text-combine-end-char=""/>
    </style:style>
    <style:style style:name="P22" style:family="paragraph" style:parent-style-name="Table_20_Contents">
      <style:paragraph-properties fo:text-align="end" style:justify-single-word="false"/>
      <style:text-properties style:font-name="IPA P明朝" fo:font-size="10.5pt" style:text-underline-style="solid" style:text-underline-width="auto" style:text-underline-color="font-color" style:font-name-asian="IPA P明朝" style:font-size-asian="10.5pt" style:font-size-complex="10.5pt"/>
    </style:style>
    <style:style style:name="P23" style:family="paragraph" style:parent-style-name="Table_20_Contents">
      <style:text-properties style:font-name="IPA P明朝" fo:font-size="10pt" style:font-name-asian="IPA P明朝" style:font-size-asian="10pt" style:language-asian="ja" style:country-asian="JP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IPA P明朝" fo:font-size="7pt" style:font-name-asian="IPA P明朝" style:font-size-asian="7pt" style:language-asian="ja" style:country-asian="JP" style:font-size-complex="7pt"/>
    </style:style>
    <style:style style:name="P25" style:family="paragraph" style:parent-style-name="Table_20_Contents">
      <style:text-properties style:font-name="IPA P明朝" fo:font-size="8pt" style:font-name-asian="IPA P明朝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IPA P明朝" fo:font-size="8pt" style:font-name-asian="IPA P明朝" style:font-size-asian="8pt" style:font-size-complex="8pt"/>
    </style:style>
    <style:style style:name="P27" style:family="paragraph" style:parent-style-name="Table_20_Contents">
      <style:text-properties style:font-name="IPA P明朝" fo:font-size="8pt" style:font-name-asian="IPA P明朝" style:font-size-asian="8pt" style:language-asian="ja" style:country-asian="JP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IPA P明朝" fo:font-size="8pt" style:font-name-asian="IPA P明朝" style:font-size-asian="8pt" style:language-asian="ja" style:country-asian="JP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IPA P明朝" fo:font-size="8pt" style:font-name-asian="IPA P明朝" style:font-size-asian="8pt" style:language-asian="ja" style:country-asian="JP" style:font-size-complex="8pt"/>
    </style:style>
    <style:style style:name="P30" style:family="paragraph" style:parent-style-name="Table_20_Contents">
      <style:text-properties style:font-name="IPA P明朝" fo:font-size="8pt" style:font-name-asian="IPA P明朝" style:font-size-asian="8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IPA P明朝" fo:font-size="11pt" style:font-name-asian="IPA P明朝" style:font-size-asian="11pt" style:language-asian="ja" style:country-asian="JP" style:font-size-complex="11pt"/>
    </style:style>
    <style:style style:name="P32" style:family="paragraph" style:parent-style-name="Table_20_Contents">
      <style:paragraph-properties fo:text-align="end" style:justify-single-word="false"/>
      <style:text-properties style:font-name="IPA P明朝" fo:font-size="6pt" style:font-name-asian="IPA P明朝" style:font-size-asian="6pt" style:font-size-complex="6pt"/>
    </style:style>
    <style:style style:name="P33" style:family="paragraph" style:parent-style-name="Table_20_Contents">
      <style:text-properties style:font-name="IPA P明朝" fo:font-size="6pt" style:font-name-asian="IPA P明朝" style:font-size-asian="6pt" style:language-asian="ja" style:country-asian="JP" style:font-size-complex="6pt"/>
    </style:style>
    <style:style style:name="P34" style:family="paragraph" style:parent-style-name="Standard">
      <style:paragraph-properties fo:margin-left="0cm" fo:margin-right="-0.053cm" fo:text-align="center" style:justify-single-word="false" fo:text-indent="0cm" style:auto-text-indent="false" style:text-autospace="none" style:writing-mode="lr-tb">
        <style:tab-stops>
          <style:tab-stop style:position="17.251cm"/>
        </style:tab-stops>
      </style:paragraph-properties>
      <style:text-properties style:font-name="IPA P明朝" fo:font-size="18pt" fo:font-weight="bold" style:font-name-asian="IPA P明朝" style:font-size-asian="18pt" style:font-weight-asian="bold" style:font-size-complex="18pt" style:font-weight-complex="bold"/>
    </style:style>
    <style:style style:name="P35" style:family="paragraph" style:parent-style-name="Standard">
      <style:paragraph-properties fo:margin-left="0.009cm" fo:margin-right="-0.097cm" fo:text-indent="0cm" style:auto-text-indent="false" style:text-autospace="none" style:snap-to-layout-grid="false"/>
      <style:text-properties style:font-name="IPA P明朝" fo:font-size="10pt" fo:letter-spacing="-0.002cm" style:font-name-asian="IPA P明朝" style:font-size-asian="10pt" style:font-size-complex="10pt"/>
    </style:style>
    <style:style style:name="P36" style:family="paragraph" style:parent-style-name="Table_20_Contents">
      <style:paragraph-properties fo:margin-left="0.009cm" fo:margin-right="0.432cm" fo:text-indent="0cm" style:auto-text-indent="false"/>
      <style:text-properties style:font-name="IPA P明朝" fo:font-size="8pt" style:font-name-asian="IPA P明朝" style:font-size-asian="8pt" style:font-size-complex="8pt"/>
    </style:style>
    <style:style style:name="P37" style:family="paragraph" style:parent-style-name="Table_20_Contents">
      <style:text-properties style:font-name="IPA P明朝" fo:font-size="8pt" style:font-name-asian="IPA P明朝" style:font-size-asian="8pt"/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fo:font-weight="bold" style:font-name-asian="IPA明朝1" style:font-weight-asian="bold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font-size-asian="6.09999990463257pt" style:font-size-complex="7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weight="bold" style:font-name-asian="IPA明朝1" style:font-weight-asian="bold" style:font-weight-complex="bold"/>
    </style:style>
    <style:style style:name="gr1" style:family="graphic">
      <style:graphic-properties draw:stroke="solid" svg:stroke-width="0.101cm" svg:stroke-color="#000000" draw:fill="none" draw:fill-color="#ffffff" fo:min-height="0.6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 table:number-columns-repeated="3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 table:number-columns-repeated="2"/>
        <table:table-column table:style-name="表1.G"/>
        <table:table-column table:style-name="表1.Q"/>
        <table:table-column table:style-name="表1.R"/>
        <table:table-column table:style-name="表1.S"/>
        <table:table-row table:style-name="表1.1">
          <table:table-cell table:style-name="表1.A1" table:number-columns-spanned="19" office:value-type="string">
            <text:p text:style-name="P34">連携紹介状　[診療情報提供書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">
          <table:table-cell table:style-name="表1.A1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3">
          <table:table-cell table:style-name="表1.A3" table:number-columns-spanned="19" office:value-type="string">
            <text:p text:style-name="P8">下記の方についてよろしくお願いいたしま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table:number-columns-spanned="2" office:value-type="string">
            <text:p text:style-name="P17"/>
          </table:table-cell>
          <table:covered-table-cell/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22">@@CREATE_DATE@@</text:p>
          </table:table-cell>
        </table:table-row>
        <table:table-row table:style-name="表1.4">
          <table:table-cell table:style-name="表1.A5" table:number-columns-spanned="11" office:value-type="string">
            <text:p text:style-name="P23">紹介先医療機関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5" office:value-type="string">
            <text:p text:style-name="P17"/>
          </table:table-cell>
          <table:table-cell table:style-name="表1.A5" office:value-type="string">
            <text:p text:style-name="P24">紹介元医療機関名</text:p>
          </table:table-cell>
          <table:table-cell table:style-name="表1.A5" table:number-columns-spanned="5" office:value-type="string">
            <text:p text:style-name="P25">@@CORPORATION_NAME@@</text:p>
          </table:table-cell>
          <table:covered-table-cell/>
          <table:covered-table-cell/>
          <table:covered-table-cell/>
          <table:covered-table-cell/>
          <table:table-cell table:style-name="表1.A5" office:value-type="string">
            <text:p text:style-name="P12">@@HOSPITAL_NAME@@ </text:p>
          </table:table-cell>
        </table:table-row>
        <table:table-row table:style-name="表1.4">
          <table:table-cell table:style-name="表1.A6" table:number-columns-spanned="11" office:value-type="string">
            <text:p text:style-name="P12">@@REF_HOSPITAL@@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5" office:value-type="string">
            <text:p text:style-name="P17"/>
          </table:table-cell>
          <table:table-cell table:style-name="表1.A5" office:value-type="string">
            <text:p text:style-name="P10">所在地</text:p>
          </table:table-cell>
          <table:table-cell table:style-name="表1.A5" table:number-columns-spanned="6" office:value-type="string">
            <text:p text:style-name="P12"><text:span text:style-name="T1">@@</text:span>HOSPITAL_ADDR<text:span text:style-name="T1">@@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columns-spanned="4" office:value-type="string">
            <text:p text:style-name="P32">@@REF_DEPT@@ </text:p>
          </table:table-cell>
          <table:covered-table-cell/>
          <table:covered-table-cell/>
          <table:covered-table-cell/>
          <table:table-cell table:style-name="表1.A7" office:value-type="string">
            <text:p text:style-name="P33"/>
          </table:table-cell>
          <table:table-cell table:style-name="表1.A7" table:number-columns-spanned="3" office:value-type="string">
            <text:p text:style-name="P13">@@REF_DOCTOR_NAME@@ </text:p>
          </table:table-cell>
          <table:covered-table-cell/>
          <table:covered-table-cell/>
          <table:table-cell table:style-name="表1.A7" table:number-columns-spanned="3" office:value-type="string">
            <text:p text:style-name="P10">先生</text:p>
          </table:table-cell>
          <table:covered-table-cell/>
          <table:covered-table-cell/>
          <table:table-cell table:style-name="表1.A5" office:value-type="string">
            <text:p text:style-name="P17"/>
          </table:table-cell>
          <table:table-cell table:style-name="表1.A5" office:value-type="string">
            <text:p text:style-name="P10">TEL</text:p>
          </table:table-cell>
          <table:table-cell table:style-name="表1.A5" table:number-columns-spanned="6" office:value-type="string">
            <text:p text:style-name="P12">@@<text:span text:style-name="T2">HOSPITAL_TEL</text:span>@@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columns-spanned="4" office:value-type="string">
            <text:p text:style-name="P10">受信予定日</text:p>
          </table:table-cell>
          <table:covered-table-cell/>
          <table:covered-table-cell/>
          <table:covered-table-cell/>
          <table:table-cell table:style-name="表1.A7" table:number-columns-spanned="3" office:value-type="string">
            <text:p text:style-name="P11">@@EXPECTED_DATE@@</text:p>
          </table:table-cell>
          <table:covered-table-cell/>
          <table:covered-table-cell/>
          <table:table-cell table:style-name="表1.A7" table:number-columns-spanned="3" office:value-type="string">
            <text:p text:style-name="P27">緊急</text:p>
          </table:table-cell>
          <table:covered-table-cell/>
          <table:covered-table-cell/>
          <table:table-cell table:style-name="表1.A7" table:number-columns-spanned="2" office:value-type="string">
            <text:p text:style-name="P27">@@URGENT@@</text:p>
            <text:p text:style-name="P27"/>
          </table:table-cell>
          <table:covered-table-cell/>
          <table:table-cell table:style-name="表1.A5" office:value-type="string">
            <text:p text:style-name="P10">FAX</text:p>
          </table:table-cell>
          <table:table-cell table:style-name="表1.A5" table:number-columns-spanned="6" office:value-type="string">
            <text:p text:style-name="P12">@@<text:span text:style-name="T2">HOSPITAL_FAX</text:span>@@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5" office:value-type="string">
            <text:p text:style-name="P17"/>
          </table:table-cell>
          <table:table-cell table:style-name="表1.A5" office:value-type="string">
            <text:p text:style-name="P17"/>
          </table:table-cell>
          <table:table-cell table:style-name="表1.A5" office:value-type="string">
            <text:p text:style-name="P17"/>
          </table:table-cell>
          <table:table-cell table:style-name="表1.A5" office:value-type="string">
            <text:p text:style-name="P17"/>
          </table:table-cell>
          <table:table-cell table:style-name="表1.A5" office:value-type="string">
            <text:p text:style-name="P17"/>
          </table:table-cell>
          <table:table-cell table:style-name="表1.A5" office:value-type="string">
            <text:p text:style-name="P17"/>
          </table:table-cell>
          <table:table-cell table:style-name="表1.A5" office:value-type="string">
            <text:p text:style-name="P17"/>
          </table:table-cell>
          <table:table-cell table:style-name="表1.A5" office:value-type="string">
            <text:p text:style-name="P17"/>
          </table:table-cell>
          <table:table-cell table:style-name="表1.A5" office:value-type="string">
            <text:p text:style-name="P17"/>
          </table:table-cell>
          <table:table-cell table:style-name="表1.A5" table:number-columns-spanned="2" office:value-type="string">
            <text:p text:style-name="P17"/>
          </table:table-cell>
          <table:covered-table-cell/>
          <table:table-cell table:style-name="表1.A5" office:value-type="string">
            <text:p text:style-name="P17"/>
          </table:table-cell>
          <table:table-cell table:style-name="表1.A5" office:value-type="string">
            <text:p text:style-name="P10">E.Mail</text:p>
          </table:table-cell>
          <table:table-cell table:style-name="表1.A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5" table:number-columns-spanned="4" office:value-type="string">
            <text:p text:style-name="P11">フリガナ</text:p>
          </table:table-cell>
          <table:covered-table-cell/>
          <table:covered-table-cell/>
          <table:covered-table-cell/>
          <table:table-cell table:style-name="表1.A5" table:number-columns-spanned="4" office:value-type="string">
            <text:p text:style-name="P26">@@PATIENT_KANA@@</text:p>
          </table:table-cell>
          <table:covered-table-cell/>
          <table:covered-table-cell/>
          <table:covered-table-cell/>
          <table:table-cell table:style-name="表1.A5" office:value-type="string">
            <text:p text:style-name="P17"/>
          </table:table-cell>
          <table:table-cell table:style-name="表1.A5" table:number-columns-spanned="2" office:value-type="string">
            <text:p text:style-name="P17"/>
          </table:table-cell>
          <table:covered-table-cell/>
          <table:table-cell table:style-name="表1.A5" office:value-type="string">
            <text:p text:style-name="P17"/>
          </table:table-cell>
          <table:table-cell table:style-name="表1.A6" office:value-type="string">
            <text:p text:style-name="P10">医師名</text:p>
          </table:table-cell>
          <table:table-cell table:style-name="表1.A6" table:number-columns-spanned="6" office:value-type="string">
            <text:p text:style-name="P12">@@DOCTOR_NAME@@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table-cell table:style-name="表1.A6" table:number-columns-spanned="4" office:value-type="string">
            <text:p text:style-name="P11">患者氏名</text:p>
          </table:table-cell>
          <table:covered-table-cell/>
          <table:covered-table-cell/>
          <table:covered-table-cell/>
          <table:table-cell table:style-name="表1.A6" table:number-columns-spanned="4" office:value-type="string">
            <text:p text:style-name="P14">@@PATIENT_NAME@@ </text:p>
          </table:table-cell>
          <table:covered-table-cell/>
          <table:covered-table-cell/>
          <table:covered-table-cell/>
          <table:table-cell table:style-name="表1.A6" table:number-columns-spanned="3" office:value-type="string">
            <text:p text:style-name="P10">様</text:p>
          </table:table-cell>
          <table:covered-table-cell/>
          <table:covered-table-cell/>
          <table:table-cell table:style-name="表1.A6" office:value-type="string">
            <text:p text:style-name="P1">@@PATIENT_SEX@@</text:p>
          </table:table-cell>
          <table:table-cell table:style-name="表1.A6" table:number-columns-spanned="2" office:value-type="string">
            <text:p text:style-name="P1">@@PATIENT_DOB@@</text:p>
          </table:table-cell>
          <table:covered-table-cell/>
          <table:table-cell table:style-name="表1.A6" office:value-type="string">
            <text:p text:style-name="P10">生</text:p>
          </table:table-cell>
          <table:table-cell table:style-name="表1.A6" office:value-type="string">
            <text:p text:style-name="P10">（</text:p>
          </table:table-cell>
          <table:table-cell table:style-name="表1.A6" office:value-type="string">
            <text:p text:style-name="P1">@@PATIENT_AGE@@</text:p>
          </table:table-cell>
          <table:table-cell table:style-name="表1.A6" office:value-type="string">
            <text:p text:style-name="P10">才)</text:p>
          </table:table-cell>
          <table:table-cell table:style-name="表1.A6" office:value-type="string">
            <text:p text:style-name="P17"/>
          </table:table-cell>
        </table:table-row>
        <table:table-row table:style-name="表1.4">
          <table:table-cell table:style-name="表1.A5" table:number-columns-spanned="4" office:value-type="string">
            <text:p text:style-name="P11">住所</text:p>
          </table:table-cell>
          <table:covered-table-cell/>
          <table:covered-table-cell/>
          <table:covered-table-cell/>
          <table:table-cell table:style-name="表1.A5" table:number-columns-spanned="13" office:value-type="string">
            <text:p text:style-name="P12">@@PATIENT_ADDR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5" office:value-type="string">
            <text:p text:style-name="P10">TEL</text:p>
          </table:table-cell>
          <table:table-cell table:style-name="表1.A5" office:value-type="string">
            <text:p text:style-name="P6">@@<text:span text:style-name="T4">PATIENT_TEL</text:span>@@</text:p>
          </table:table-cell>
        </table:table-row>
        <table:table-row table:style-name="表1.13">
          <table:table-cell table:style-name="表1.A13" office:value-type="string">
            <text:p text:style-name="P17"/>
          </table:table-cell>
          <table:table-cell table:style-name="表1.A13" office:value-type="string">
            <text:p text:style-name="P17"/>
          </table:table-cell>
          <table:table-cell table:style-name="表1.A13" office:value-type="string">
            <text:p text:style-name="P17"/>
          </table:table-cell>
          <table:table-cell table:style-name="表1.A13" office:value-type="string">
            <text:p text:style-name="P17"/>
          </table:table-cell>
          <table:table-cell table:style-name="表1.A13" office:value-type="string">
            <text:p text:style-name="P17"/>
          </table:table-cell>
          <table:table-cell table:style-name="表1.A13" office:value-type="string">
            <text:p text:style-name="P17"/>
          </table:table-cell>
          <table:table-cell table:style-name="表1.A13" office:value-type="string">
            <text:p text:style-name="P17"/>
          </table:table-cell>
          <table:table-cell table:style-name="表1.A13" office:value-type="string">
            <text:p text:style-name="P17"/>
          </table:table-cell>
          <table:table-cell table:style-name="表1.A13" office:value-type="string">
            <text:p text:style-name="P17"/>
          </table:table-cell>
          <table:table-cell table:style-name="表1.A13" table:number-columns-spanned="2" office:value-type="string">
            <text:p text:style-name="P17"/>
          </table:table-cell>
          <table:covered-table-cell/>
          <table:table-cell table:style-name="表1.A13" office:value-type="string">
            <text:p text:style-name="P17"/>
          </table:table-cell>
          <table:table-cell table:style-name="表1.A13" office:value-type="string">
            <text:p text:style-name="P17"/>
          </table:table-cell>
          <table:table-cell table:style-name="表1.A13" office:value-type="string">
            <text:p text:style-name="P17"/>
          </table:table-cell>
          <table:table-cell table:style-name="表1.A13" office:value-type="string">
            <text:p text:style-name="P17"/>
          </table:table-cell>
          <table:table-cell table:style-name="表1.A13" office:value-type="string">
            <text:p text:style-name="P17"/>
          </table:table-cell>
          <table:table-cell table:style-name="表1.A13" office:value-type="string">
            <text:p text:style-name="P17"/>
          </table:table-cell>
          <table:table-cell table:style-name="表1.A13" office:value-type="string">
            <text:p text:style-name="P17"/>
          </table:table-cell>
          <table:table-cell table:style-name="表1.A13" office:value-type="string">
            <text:p text:style-name="P17"/>
          </table:table-cell>
        </table:table-row>
        <table:table-row table:style-name="表1.14">
          <table:table-cell table:style-name="表1.A14" table:number-columns-spanned="4" office:value-type="string">
            <text:p text:style-name="P19">紹介の目的</text:p>
          </table:table-cell>
          <table:covered-table-cell/>
          <table:covered-table-cell/>
          <table:covered-table-cell/>
          <table:table-cell table:style-name="表1.E14" table:number-columns-spanned="15" office:value-type="string">
            <text:p text:style-name="P35">@@PURPOSE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table-cell table:style-name="表1.E14" table:number-columns-spanned="4" office:value-type="string">
            <text:p text:style-name="P19">病名</text:p>
            <text:p text:style-name="P19"><text:s/>(主訴）</text:p>
          </table:table-cell>
          <table:covered-table-cell/>
          <table:covered-table-cell/>
          <table:covered-table-cell/>
          <table:table-cell table:style-name="表1.E14" table:number-columns-spanned="15" office:value-type="string">
            <text:p text:style-name="P4">@@DISEASE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table-cell table:style-name="表1.E14" table:number-columns-spanned="4" office:value-type="string">
            <text:p text:style-name="P19">既往歴</text:p>
            <text:p text:style-name="P19"><text:s/>(家族歴）</text:p>
          </table:table-cell>
          <table:covered-table-cell/>
          <table:covered-table-cell/>
          <table:covered-table-cell/>
          <table:table-cell table:style-name="表1.A14" table:number-columns-spanned="15" office:value-type="string">
            <text:p text:style-name="P15">@@HISTORY@@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7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表1.E17" table:number-columns-spanned="15" office:value-type="string">
            <text:p text:style-name="P15">@@F<text:span text:style-name="T1">AMILY_HISTORY@@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7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表1.E17" table:number-columns-spanned="15" office:value-type="string">
            <text:p text:style-name="P30">薬剤アレルギー　@@HAS_ALLERGY@@ :@@ALLERGY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A19" table:number-columns-spanned="4" office:value-type="string">
            <text:p text:style-name="P19">病 状 経 過</text:p>
          </table:table-cell>
          <table:covered-table-cell/>
          <table:covered-table-cell/>
          <table:covered-table-cell/>
          <table:table-cell table:style-name="表1.A19" table:number-columns-spanned="15" office:value-type="string">
            <text:p text:style-name="P2">@@CONDITION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0">
          <table:table-cell table:style-name="表1.A20" table:number-columns-spanned="4" office:value-type="string">
            <text:p text:style-name="P19">検 査 結 果</text:p>
          </table:table-cell>
          <table:covered-table-cell/>
          <table:covered-table-cell/>
          <table:covered-table-cell/>
          <table:table-cell table:style-name="表1.A20" table:number-columns-spanned="15" office:value-type="string">
            <text:p text:style-name="P3">@@TEST_RESULT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1">
          <table:table-cell table:style-name="表1.A20" table:number-columns-spanned="4" office:value-type="string">
            <text:p text:style-name="P19">治 療 経 過</text:p>
          </table:table-cell>
          <table:covered-table-cell/>
          <table:covered-table-cell/>
          <table:covered-table-cell/>
          <table:table-cell table:style-name="表1.A20" table:number-columns-spanned="15" office:value-type="string">
            <text:p text:style-name="P3">@@TREATMENT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2">
          <table:table-cell table:style-name="表1.A14" table:number-columns-spanned="4" office:value-type="string">
            <text:p text:style-name="P19">現在の処方</text:p>
          </table:table-cell>
          <table:covered-table-cell/>
          <table:covered-table-cell/>
          <table:covered-table-cell/>
          <table:table-cell table:style-name="表1.E22" table:number-columns-spanned="15" office:value-type="string">
            <text:p text:style-name="P36">@@<text:span text:style-name="T5">RX</text:span>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3"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6"/>
          </table:table-cell>
          <table:table-cell table:style-name="表1.A1" table:number-columns-spanned="2" office:value-type="string">
            <text:p text:style-name="P16"/>
          </table:table-cell>
          <table:covered-table-cell/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6"/>
          </table:table-cell>
        </table:table-row>
        <table:table-row table:style-name="表1.24"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28">①</text:p>
          </table:table-cell>
          <table:table-cell table:style-name="表1.A1" office:value-type="string">
            <text:p text:style-name="P26"/>
          </table:table-cell>
          <table:table-cell table:style-name="表1.A1" table:number-columns-spanned="4" office:value-type="string">
            <text:p text:style-name="P29">レントゲンフィルム</text:p>
          </table:table-cell>
          <table:covered-table-cell/>
          <table:covered-table-cell/>
          <table:covered-table-cell/>
          <table:table-cell table:style-name="表1.A1" office:value-type="string">
            <text:p text:style-name="P28">有</text:p>
          </table:table-cell>
          <table:table-cell table:style-name="表1.A1" office:value-type="string">
            <text:p text:style-name="P28">・</text:p>
          </table:table-cell>
          <table:table-cell table:style-name="表1.A1" table:number-columns-spanned="2" office:value-type="string">
            <text:p text:style-name="P28">無</text:p>
          </table:table-cell>
          <table:covered-table-cell/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16"/>
          </table:table-cell>
        </table:table-row>
        <table:table-row table:style-name="表1.25"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28">②</text:p>
          </table:table-cell>
          <table:table-cell table:style-name="表1.A1" office:value-type="string">
            <text:p text:style-name="P26"/>
          </table:table-cell>
          <table:table-cell table:style-name="表1.A1" table:number-columns-spanned="4" office:value-type="string">
            <text:p text:style-name="P29">心電図記録等</text:p>
          </table:table-cell>
          <table:covered-table-cell/>
          <table:covered-table-cell/>
          <table:covered-table-cell/>
          <table:table-cell table:style-name="表1.A1" office:value-type="string">
            <text:p text:style-name="P28">有</text:p>
          </table:table-cell>
          <table:table-cell table:style-name="表1.A1" office:value-type="string">
            <text:p text:style-name="P28">・</text:p>
          </table:table-cell>
          <table:table-cell table:style-name="表1.A1" table:number-columns-spanned="2" office:value-type="string">
            <text:p text:style-name="P28">無</text:p>
          </table:table-cell>
          <table:covered-table-cell/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16"/>
          </table:table-cell>
        </table:table-row>
        <table:table-row table:style-name="表1.26"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28">③</text:p>
          </table:table-cell>
          <table:table-cell table:style-name="表1.A1" office:value-type="string">
            <text:p text:style-name="P26"/>
          </table:table-cell>
          <table:table-cell table:style-name="表1.A1" table:number-columns-spanned="4" office:value-type="string">
            <text:p text:style-name="P29">検査結果伝票</text:p>
          </table:table-cell>
          <table:covered-table-cell/>
          <table:covered-table-cell/>
          <table:covered-table-cell/>
          <table:table-cell table:style-name="表1.A1" office:value-type="string">
            <text:p text:style-name="P28">有</text:p>
          </table:table-cell>
          <table:table-cell table:style-name="表1.A1" office:value-type="string">
            <text:p text:style-name="P28">・</text:p>
          </table:table-cell>
          <table:table-cell table:style-name="表1.A1" table:number-columns-spanned="2" office:value-type="string">
            <text:p text:style-name="P28">無</text:p>
          </table:table-cell>
          <table:covered-table-cell/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3" office:value-type="string">
            <text:p text:style-name="P31">町田市医師会</text:p>
          </table:table-cell>
        </table:table-row>
      </table:table>
      <text:p text:style-name="Standard"><text:soft-page-break/></text:p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D"/>
        <table:table-column table:style-name="表2.E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 table:number-columns-repeated="2"/>
        <table:table-column table:style-name="表2.Q"/>
        <table:table-column table:style-name="表2.R"/>
        <table:table-column table:style-name="表2.S"/>
        <table:table-row table:style-name="表2.1">
          <table:table-cell table:style-name="表2.A1" table:number-columns-spanned="19" office:value-type="string">
            <text:p text:style-name="P7"><draw:frame text:anchor-type="paragraph" draw:z-index="0" draw:style-name="gr1" draw:text-style-name="P39" svg:width="1.562cm" svg:height="0.735cm" svg:x="16.715cm" svg:y="-0.002cm"><draw:text-box><text:p text:style-name="P38"><text:span text:style-name="T7">控</text:span></text:p></draw:text-box></draw:frame>連携紹介状　[診療情報提供書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2">
          <table:table-cell table:style-name="表2.A1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3">
          <table:table-cell table:style-name="表2.A3" table:number-columns-spanned="19" office:value-type="string">
            <text:p text:style-name="P8">下記の方についてよろしくお願いいたしま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A1" table:number-columns-spanned="2" office:value-type="string">
            <text:p text:style-name="P17"/>
          </table:table-cell>
          <table:covered-table-cell/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22">@@CREATE_DATE@@</text:p>
          </table:table-cell>
        </table:table-row>
        <table:table-row table:style-name="表2.4">
          <table:table-cell table:style-name="表2.A5" table:number-columns-spanned="11" office:value-type="string">
            <text:p text:style-name="P23">紹介先医療機関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5" office:value-type="string">
            <text:p text:style-name="P17"/>
          </table:table-cell>
          <table:table-cell table:style-name="表2.A5" office:value-type="string">
            <text:p text:style-name="P24">紹介元医療機関名</text:p>
          </table:table-cell>
          <table:table-cell table:style-name="表2.A5" table:number-columns-spanned="5" office:value-type="string">
            <text:p text:style-name="P25">@@CORPORATION_NAME@@</text:p>
          </table:table-cell>
          <table:covered-table-cell/>
          <table:covered-table-cell/>
          <table:covered-table-cell/>
          <table:covered-table-cell/>
          <table:table-cell table:style-name="表2.A5" office:value-type="string">
            <text:p text:style-name="P12">@@HOSPITAL_NAME@@ </text:p>
          </table:table-cell>
        </table:table-row>
        <table:table-row table:style-name="表2.4">
          <table:table-cell table:style-name="表2.A6" table:number-columns-spanned="11" office:value-type="string">
            <text:p text:style-name="P12">@@REF_HOSPITAL@@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5" office:value-type="string">
            <text:p text:style-name="P17"/>
          </table:table-cell>
          <table:table-cell table:style-name="表2.A5" office:value-type="string">
            <text:p text:style-name="P10">所在地</text:p>
          </table:table-cell>
          <table:table-cell table:style-name="表2.A5" table:number-columns-spanned="6" office:value-type="string">
            <text:p text:style-name="P12"><text:span text:style-name="T1">@@</text:span>HOSPITAL_ADDR<text:span text:style-name="T1">@@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6" table:number-columns-spanned="4" office:value-type="string">
            <text:p text:style-name="P13"><text:span text:style-name="T6">@@REF_DEPT@@</text:span> </text:p>
          </table:table-cell>
          <table:covered-table-cell/>
          <table:covered-table-cell/>
          <table:covered-table-cell/>
          <table:table-cell table:style-name="表2.A6" office:value-type="string">
            <text:p text:style-name="P10"/>
          </table:table-cell>
          <table:table-cell table:style-name="表2.A6" table:number-columns-spanned="3" office:value-type="string">
            <text:p text:style-name="P13">@@REF_DOCTOR_NAME@@ </text:p>
          </table:table-cell>
          <table:covered-table-cell/>
          <table:covered-table-cell/>
          <table:table-cell table:style-name="表2.A6" table:number-columns-spanned="3" office:value-type="string">
            <text:p text:style-name="P10">先生</text:p>
          </table:table-cell>
          <table:covered-table-cell/>
          <table:covered-table-cell/>
          <table:table-cell table:style-name="表2.A5" office:value-type="string">
            <text:p text:style-name="P17"/>
          </table:table-cell>
          <table:table-cell table:style-name="表2.A5" office:value-type="string">
            <text:p text:style-name="P10">TEL</text:p>
          </table:table-cell>
          <table:table-cell table:style-name="表2.A5" table:number-columns-spanned="6" office:value-type="string">
            <text:p text:style-name="P12">@@HOSPITAL_TEL@@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6" table:number-columns-spanned="4" office:value-type="string">
            <text:p text:style-name="P10">受信予定日</text:p>
          </table:table-cell>
          <table:covered-table-cell/>
          <table:covered-table-cell/>
          <table:covered-table-cell/>
          <table:table-cell table:style-name="表2.A6" table:number-columns-spanned="3" office:value-type="string">
            <text:p text:style-name="P11">@@EXPECTED_DATE@@</text:p>
          </table:table-cell>
          <table:covered-table-cell/>
          <table:covered-table-cell/>
          <table:table-cell table:style-name="表2.A6" table:number-columns-spanned="3" office:value-type="string">
            <text:p text:style-name="P27">緊急</text:p>
          </table:table-cell>
          <table:covered-table-cell/>
          <table:covered-table-cell/>
          <table:table-cell table:style-name="表2.A6" table:number-columns-spanned="2" office:value-type="string">
            <text:p text:style-name="P27">@@URGENT@@</text:p>
            <text:p text:style-name="P27"/>
          </table:table-cell>
          <table:covered-table-cell/>
          <table:table-cell table:style-name="表2.A5" office:value-type="string">
            <text:p text:style-name="P10">FAX</text:p>
          </table:table-cell>
          <table:table-cell table:style-name="表2.A5" table:number-columns-spanned="6" office:value-type="string">
            <text:p text:style-name="P12">@@HOSPITAL_FAX@@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5" office:value-type="string">
            <text:p text:style-name="P17"/>
          </table:table-cell>
          <table:table-cell table:style-name="表2.A5" office:value-type="string">
            <text:p text:style-name="P17"/>
          </table:table-cell>
          <table:table-cell table:style-name="表2.A5" office:value-type="string">
            <text:p text:style-name="P17"/>
          </table:table-cell>
          <table:table-cell table:style-name="表2.A5" office:value-type="string">
            <text:p text:style-name="P17"/>
          </table:table-cell>
          <table:table-cell table:style-name="表2.A5" office:value-type="string">
            <text:p text:style-name="P17"/>
          </table:table-cell>
          <table:table-cell table:style-name="表2.A5" office:value-type="string">
            <text:p text:style-name="P17"/>
          </table:table-cell>
          <table:table-cell table:style-name="表2.A5" office:value-type="string">
            <text:p text:style-name="P17"/>
          </table:table-cell>
          <table:table-cell table:style-name="表2.A5" office:value-type="string">
            <text:p text:style-name="P17"/>
          </table:table-cell>
          <table:table-cell table:style-name="表2.A5" office:value-type="string">
            <text:p text:style-name="P17"/>
          </table:table-cell>
          <table:table-cell table:style-name="表2.A5" table:number-columns-spanned="2" office:value-type="string">
            <text:p text:style-name="P17"/>
          </table:table-cell>
          <table:covered-table-cell/>
          <table:table-cell table:style-name="表2.A5" office:value-type="string">
            <text:p text:style-name="P17"/>
          </table:table-cell>
          <table:table-cell table:style-name="表2.A5" office:value-type="string">
            <text:p text:style-name="P10">E.Mail</text:p>
          </table:table-cell>
          <table:table-cell table:style-name="表2.A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5" table:number-columns-spanned="4" office:value-type="string">
            <text:p text:style-name="P11">フリガナ</text:p>
          </table:table-cell>
          <table:covered-table-cell/>
          <table:covered-table-cell/>
          <table:covered-table-cell/>
          <table:table-cell table:style-name="表2.A5" table:number-columns-spanned="4" office:value-type="string">
            <text:p text:style-name="P26">@@PATIENT_KANA@@</text:p>
          </table:table-cell>
          <table:covered-table-cell/>
          <table:covered-table-cell/>
          <table:covered-table-cell/>
          <table:table-cell table:style-name="表2.A5" office:value-type="string">
            <text:p text:style-name="P17"/>
          </table:table-cell>
          <table:table-cell table:style-name="表2.A5" table:number-columns-spanned="2" office:value-type="string">
            <text:p text:style-name="P17"/>
          </table:table-cell>
          <table:covered-table-cell/>
          <table:table-cell table:style-name="表2.A5" office:value-type="string">
            <text:p text:style-name="P17"/>
          </table:table-cell>
          <table:table-cell table:style-name="表2.A6" office:value-type="string">
            <text:p text:style-name="P10">医師名</text:p>
          </table:table-cell>
          <table:table-cell table:style-name="表2.A6" table:number-columns-spanned="6" office:value-type="string">
            <text:p text:style-name="P12">@@DOCTOR_NAME@@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1">
          <table:table-cell table:style-name="表2.A6" table:number-columns-spanned="4" office:value-type="string">
            <text:p text:style-name="P11">患者氏名</text:p>
          </table:table-cell>
          <table:covered-table-cell/>
          <table:covered-table-cell/>
          <table:covered-table-cell/>
          <table:table-cell table:style-name="表2.A6" table:number-columns-spanned="4" office:value-type="string">
            <text:p text:style-name="P14">@@PATIENT_NAME@@ </text:p>
          </table:table-cell>
          <table:covered-table-cell/>
          <table:covered-table-cell/>
          <table:covered-table-cell/>
          <table:table-cell table:style-name="表2.A6" table:number-columns-spanned="3" office:value-type="string">
            <text:p text:style-name="P10">様</text:p>
          </table:table-cell>
          <table:covered-table-cell/>
          <table:covered-table-cell/>
          <table:table-cell table:style-name="表2.A6" office:value-type="string">
            <text:p text:style-name="P1">@@PATIENT_SEX@@</text:p>
          </table:table-cell>
          <table:table-cell table:style-name="表2.A6" table:number-columns-spanned="2" office:value-type="string">
            <text:p text:style-name="P1">@@PATIENT_DOB@@</text:p>
          </table:table-cell>
          <table:covered-table-cell/>
          <table:table-cell table:style-name="表2.A6" office:value-type="string">
            <text:p text:style-name="P10">生</text:p>
          </table:table-cell>
          <table:table-cell table:style-name="表2.A6" office:value-type="string">
            <text:p text:style-name="P10">（</text:p>
          </table:table-cell>
          <table:table-cell table:style-name="表2.A6" office:value-type="string">
            <text:p text:style-name="P1">@@PATIENT_AGE@@</text:p>
          </table:table-cell>
          <table:table-cell table:style-name="表2.A6" office:value-type="string">
            <text:p text:style-name="P10">才)</text:p>
          </table:table-cell>
          <table:table-cell table:style-name="表2.A6" office:value-type="string">
            <text:p text:style-name="P12"/>
          </table:table-cell>
        </table:table-row>
        <table:table-row table:style-name="表2.4">
          <table:table-cell table:style-name="表2.A5" table:number-columns-spanned="4" office:value-type="string">
            <text:p text:style-name="P11">住所</text:p>
          </table:table-cell>
          <table:covered-table-cell/>
          <table:covered-table-cell/>
          <table:covered-table-cell/>
          <table:table-cell table:style-name="表2.A5" table:number-columns-spanned="13" office:value-type="string">
            <text:p text:style-name="P12">@@PATIENT_ADDR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5" office:value-type="string">
            <text:p text:style-name="P10">TEL</text:p>
          </table:table-cell>
          <table:table-cell table:style-name="表2.A5" office:value-type="string">
            <text:p text:style-name="P5">@@PATIENT_TEL@@</text:p>
          </table:table-cell>
        </table:table-row>
        <table:table-row table:style-name="表2.13">
          <table:table-cell table:style-name="表2.A13" office:value-type="string">
            <text:p text:style-name="P17"/>
          </table:table-cell>
          <table:table-cell table:style-name="表2.A13" office:value-type="string">
            <text:p text:style-name="P17"/>
          </table:table-cell>
          <table:table-cell table:style-name="表2.A13" office:value-type="string">
            <text:p text:style-name="P17"/>
          </table:table-cell>
          <table:table-cell table:style-name="表2.A13" office:value-type="string">
            <text:p text:style-name="P17"/>
          </table:table-cell>
          <table:table-cell table:style-name="表2.A13" office:value-type="string">
            <text:p text:style-name="P17"/>
          </table:table-cell>
          <table:table-cell table:style-name="表2.A13" office:value-type="string">
            <text:p text:style-name="P17"/>
          </table:table-cell>
          <table:table-cell table:style-name="表2.A13" office:value-type="string">
            <text:p text:style-name="P17"/>
          </table:table-cell>
          <table:table-cell table:style-name="表2.A13" office:value-type="string">
            <text:p text:style-name="P17"/>
          </table:table-cell>
          <table:table-cell table:style-name="表2.A13" office:value-type="string">
            <text:p text:style-name="P17"/>
          </table:table-cell>
          <table:table-cell table:style-name="表2.A13" table:number-columns-spanned="2" office:value-type="string">
            <text:p text:style-name="P17"/>
          </table:table-cell>
          <table:covered-table-cell/>
          <table:table-cell table:style-name="表2.A13" office:value-type="string">
            <text:p text:style-name="P17"/>
          </table:table-cell>
          <table:table-cell table:style-name="表2.A13" office:value-type="string">
            <text:p text:style-name="P17"/>
          </table:table-cell>
          <table:table-cell table:style-name="表2.A13" office:value-type="string">
            <text:p text:style-name="P17"/>
          </table:table-cell>
          <table:table-cell table:style-name="表2.A13" office:value-type="string">
            <text:p text:style-name="P17"/>
          </table:table-cell>
          <table:table-cell table:style-name="表2.A13" office:value-type="string">
            <text:p text:style-name="P17"/>
          </table:table-cell>
          <table:table-cell table:style-name="表2.A13" office:value-type="string">
            <text:p text:style-name="P17"/>
          </table:table-cell>
          <table:table-cell table:style-name="表2.A13" office:value-type="string">
            <text:p text:style-name="P17"/>
          </table:table-cell>
          <table:table-cell table:style-name="表2.A13" office:value-type="string">
            <text:p text:style-name="P17"/>
          </table:table-cell>
        </table:table-row>
        <table:table-row table:style-name="表2.14">
          <table:table-cell table:style-name="表2.A14" table:number-columns-spanned="4" office:value-type="string">
            <text:p text:style-name="P19">紹介の目的</text:p>
          </table:table-cell>
          <table:covered-table-cell/>
          <table:covered-table-cell/>
          <table:covered-table-cell/>
          <table:table-cell table:style-name="表2.E14" table:number-columns-spanned="15" office:value-type="string">
            <text:p text:style-name="P4">@@PURPOSE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4">
          <table:table-cell table:style-name="表2.E14" table:number-columns-spanned="4" office:value-type="string">
            <text:p text:style-name="P19">病名</text:p>
            <text:p text:style-name="P19"><text:s/>(主訴）</text:p>
          </table:table-cell>
          <table:covered-table-cell/>
          <table:covered-table-cell/>
          <table:covered-table-cell/>
          <table:table-cell table:style-name="表2.E14" table:number-columns-spanned="15" office:value-type="string">
            <text:p text:style-name="P4">@@DISEASE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6">
          <table:table-cell table:style-name="表2.A16" table:number-rows-spanned="3" table:number-columns-spanned="4" office:value-type="string">
            <text:p text:style-name="P18"/>
            <text:p text:style-name="P21">既往歴</text:p>
            <text:p text:style-name="P21">(家族歴）</text:p>
            <text:p text:style-name="P20"/>
            <text:p text:style-name="P20"/>
          </table:table-cell>
          <table:covered-table-cell/>
          <table:covered-table-cell/>
          <table:covered-table-cell/>
          <table:table-cell table:style-name="表2.A14" table:number-columns-spanned="15" office:value-type="string">
            <text:p text:style-name="P16"><text:span text:style-name="T3">@@HISTORY@@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7">
          <table:covered-table-cell/>
          <table:covered-table-cell/>
          <table:covered-table-cell/>
          <table:covered-table-cell/>
          <table:table-cell table:style-name="表2.E17" table:number-columns-spanned="15" office:value-type="string">
            <text:p text:style-name="P9">@@FAMILY_HISTORY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covered-table-cell/>
          <table:covered-table-cell/>
          <table:covered-table-cell/>
          <table:covered-table-cell/>
          <table:table-cell table:style-name="表2.E17" table:number-columns-spanned="15" office:value-type="string">
            <text:p text:style-name="P37">薬剤アレルギー　 @@HAS_ALLERGY@@ :@@ALLERGY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9">
          <table:table-cell table:style-name="表2.A19" table:number-columns-spanned="4" office:value-type="string">
            <text:p text:style-name="P19">病 状 経 過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  <table:covered-table-cell/>
          <table:covered-table-cell/>
          <table:table-cell table:style-name="表2.A19" table:number-columns-spanned="15" office:value-type="string">
            <text:p text:style-name="P3">@@CONDITION@@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20">
          <table:table-cell table:style-name="表2.A20" table:number-columns-spanned="4" office:value-type="string">
            <text:p text:style-name="P19">検 査 結 果</text:p>
          </table:table-cell>
          <table:covered-table-cell/>
          <table:covered-table-cell/>
          <table:covered-table-cell/>
          <table:table-cell table:style-name="表2.A20" table:number-columns-spanned="15" office:value-type="string">
            <text:p text:style-name="P3">@@TEST_RESULT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21">
          <table:table-cell table:style-name="表2.A20" table:number-columns-spanned="4" office:value-type="string">
            <text:p text:style-name="P19">治 療 経 過</text:p>
          </table:table-cell>
          <table:covered-table-cell/>
          <table:covered-table-cell/>
          <table:covered-table-cell/>
          <table:table-cell table:style-name="表2.A20" table:number-columns-spanned="15" office:value-type="string">
            <text:p text:style-name="P3">@@TREATMENT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22">
          <table:table-cell table:style-name="表2.A14" table:number-columns-spanned="4" office:value-type="string">
            <text:p text:style-name="P19">現在の処方</text:p>
          </table:table-cell>
          <table:covered-table-cell/>
          <table:covered-table-cell/>
          <table:covered-table-cell/>
          <table:table-cell table:style-name="表2.E22" table:number-columns-spanned="15" office:value-type="string">
            <text:p text:style-name="P25">@@RX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23"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</table:table-row>
        <table:table-row table:style-name="表2.24"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28">①</text:p>
          </table:table-cell>
          <table:table-cell table:style-name="表2.A1" office:value-type="string">
            <text:p text:style-name="P26"/>
          </table:table-cell>
          <table:table-cell table:style-name="表2.A1" table:number-columns-spanned="4" office:value-type="string">
            <text:p text:style-name="P29">レントゲンフィルム</text:p>
          </table:table-cell>
          <table:covered-table-cell/>
          <table:covered-table-cell/>
          <table:covered-table-cell/>
          <table:table-cell table:style-name="表2.A1" office:value-type="string">
            <text:p text:style-name="P28">有</text:p>
          </table:table-cell>
          <table:table-cell table:style-name="表2.A1" office:value-type="string">
            <text:p text:style-name="P28">・</text:p>
          </table:table-cell>
          <table:table-cell table:style-name="表2.A1" table:number-columns-spanned="2" office:value-type="string">
            <text:p text:style-name="P28">無</text:p>
          </table:table-cell>
          <table:covered-table-cell/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16"/>
          </table:table-cell>
        </table:table-row>
        <table:table-row table:style-name="表2.24"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28">②</text:p>
          </table:table-cell>
          <table:table-cell table:style-name="表2.A1" office:value-type="string">
            <text:p text:style-name="P26"/>
          </table:table-cell>
          <table:table-cell table:style-name="表2.A1" table:number-columns-spanned="4" office:value-type="string">
            <text:p text:style-name="P29">心電図記録等</text:p>
          </table:table-cell>
          <table:covered-table-cell/>
          <table:covered-table-cell/>
          <table:covered-table-cell/>
          <table:table-cell table:style-name="表2.A1" office:value-type="string">
            <text:p text:style-name="P28">有</text:p>
          </table:table-cell>
          <table:table-cell table:style-name="表2.A1" office:value-type="string">
            <text:p text:style-name="P28">・</text:p>
          </table:table-cell>
          <table:table-cell table:style-name="表2.A1" table:number-columns-spanned="2" office:value-type="string">
            <text:p text:style-name="P28">無</text:p>
          </table:table-cell>
          <table:covered-table-cell/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16"/>
          </table:table-cell>
        </table:table-row>
        <table:table-row table:style-name="表2.26"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28">③</text:p>
          </table:table-cell>
          <table:table-cell table:style-name="表2.A1" office:value-type="string">
            <text:p text:style-name="P26"/>
          </table:table-cell>
          <table:table-cell table:style-name="表2.A1" table:number-columns-spanned="4" office:value-type="string">
            <text:p text:style-name="P29">検査結果伝票</text:p>
          </table:table-cell>
          <table:covered-table-cell/>
          <table:covered-table-cell/>
          <table:covered-table-cell/>
          <table:table-cell table:style-name="表2.A1" office:value-type="string">
            <text:p text:style-name="P28">有</text:p>
          </table:table-cell>
          <table:table-cell table:style-name="表2.A1" office:value-type="string">
            <text:p text:style-name="P28">・</text:p>
          </table:table-cell>
          <table:table-cell table:style-name="表2.A1" table:number-columns-spanned="2" office:value-type="string">
            <text:p text:style-name="P28">無</text:p>
          </table:table-cell>
          <table:covered-table-cell/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1" office:value-type="string">
            <text:p text:style-name="P25"/>
          </table:table-cell>
          <table:table-cell table:style-name="表2.A3" office:value-type="string">
            <text:p text:style-name="P31">町田市医師会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ＭＳ 明朝" svg:font-family="'ＭＳ 明朝'" style:font-family-generic="roman" style:font-pitch="fixed"/>
    <style:font-face style:name="IPA P明朝" svg:font-family="'IPA P明朝'" style:font-family-generic="roman" style:font-pitch="variable"/>
    <style:font-face style:name="IPA明朝1" svg:font-family="IPA明朝" style:font-family-generic="roman" style:font-pitch="variable"/>
    <style:font-face style:name="IPA明朝" svg:font-family="IPA明朝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ＭＳ Ｐ明朝1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snap-to-layout-grid="false">
        <style:tab-stops/>
        <style:background-image/>
      </style:paragraph-properties>
      <style:text-properties fo:color="#000000" style:font-name="IPA明朝" fo:font-size="10pt" style:font-name-asian="IPA明朝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02T08:06:49.95</meta:creation-date>
    <dc:date>2012-04-26T10:43:27</dc:date>
    <meta:editing-duration>PT07H13M05S</meta:editing-duration>
    <meta:editing-cycles>72</meta:editing-cycles>
    <meta:generator>OpenOffice.org/3.2$Linux OpenOffice.org_project/320m12$Build-9483</meta:generator>
    <dc:creator>medex </dc:creator>
    <meta:document-statistic meta:table-count="2" meta:image-count="0" meta:object-count="0" meta:page-count="3" meta:paragraph-count="146" meta:word-count="238" meta:character-count="1246"/>
    <meta:user-defined meta:name="情報 1"/>
    <meta:user-defined meta:name="情報 2"/>
    <meta:user-defined meta:name="情報 3"/>
    <meta:user-defined meta:name="情報 4"/>
  </office:meta>
</office:document-meta>
</file>